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fill-color="#ffffff" fo:padding-top="-0.025cm" fo:padding-bottom="-0.025cm" fo:padding-left="-0.025cm" fo:padding-right="-0.025cm"/>
    </style:style>
    <style:style style:name="gr2" style:family="graphic" style:parent-style-name="standard">
      <style:graphic-properties svg:stroke-width="0.05cm" draw:fill="none" draw:fill-color="#ffffff" fo:padding-top="-0.025cm" fo:padding-bottom="-0.025cm" fo:padding-left="-0.025cm" fo:padding-right="-0.025cm"/>
    </style:style>
    <style:style style:name="gr3" style:family="graphic" style:parent-style-name="standard">
      <style:graphic-properties draw:stroke="none" draw:fill="none" draw:textarea-horizontal-align="center" draw:textarea-vertical-align="middle" draw:auto-grow-width="true" fo:min-height="1.2cm" fo:min-width="1.6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-1cm"/>
          <draw:glue-point draw:id="6" svg:x="-2.5cm" svg:y="-3cm"/>
          <draw:glue-point draw:id="7" svg:x="2.5cm" svg:y="-3cm"/>
          <draw:glue-point draw:id="8" svg:x="0cm" svg:y="-3cm"/>
          <draw:circle draw:style-name="gr1" draw:layer="layout" svg:width="0.8cm" svg:height="0.8cm" svg:x="0.4cm" svg:y="0cm">
            <text:p/>
          </draw:circle>
          <draw:polyline draw:style-name="gr2" draw:layer="layout" svg:width="0.32cm" svg:height="0.24cm" svg:x="0.52cm" svg:y="0.16cm" svg:viewBox="0 0 321 241" draw:points="160,0 0,241 321,241 160,0">
            <text:p/>
          </draw:polyline>
          <draw:path draw:style-name="gr2" draw:layer="layout" svg:width="0.28cm" svg:height="0.32cm" svg:x="0.6cm" svg:y="0.4cm" svg:viewBox="0 0 281 321" svg:d="m0 0c0 200 120 321 281 321">
            <text:p/>
          </draw:path>
          <draw:path draw:style-name="gr2" draw:layer="layout" svg:width="0.12cm" svg:height="0.32cm" svg:x="0.76cm" svg:y="0.4cm" svg:viewBox="0 0 121 321" svg:d="m0 0c0 200 40 280 121 321">
            <text:p/>
          </draw:path>
          <draw:path draw:style-name="gr2" draw:layer="layout" svg:width="0.24cm" svg:height="0.32cm" svg:x="0.88cm" svg:y="0.4cm" svg:viewBox="0 0 241 321" svg:d="m241 0c0 200-121 321-241 321">
            <text:p/>
          </draw:path>
          <draw:path draw:style-name="gr2" draw:layer="layout" svg:width="0.08cm" svg:height="0.32cm" svg:x="0.88cm" svg:y="0.4cm" svg:viewBox="0 0 81 321" svg:d="m81 0c0 200-41 280-81 321">
            <text:p/>
          </draw:path>
          <draw:line draw:style-name="gr2" draw:layer="layout" svg:x1="0.96cm" svg:y1="0.4cm" svg:x2="1.121cm" svg:y2="0.4cm">
            <text:p/>
          </draw:line>
          <draw:frame draw:style-name="gr3" draw:layer="layout" svg:width="1.6cm" svg:height="1.2cm" svg:x="0cm" svg:y="0.8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ybase - Log Transfer Manager/Rep Agent</dc:title>
    <meta:creation-date>2011-02-07T17:09:27</meta:creation-date>
    <meta:editing-duration>P0D</meta:editing-duration>
    <meta:editing-cycles>1</meta:editing-cycles>
    <meta:document-statistic meta:object-count="9"/>
    <meta:generator>OpenOffice.org/3.3$Linux OpenOffice.org_project/330m20$Build-9567</meta:generator>
  </office:meta>
</office:document-meta>
</file>